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0a6ce"/>
    </style:style>
    <style:style style:name="P2" style:family="paragraph" style:parent-style-name="Heading_20_2">
      <style:text-properties officeooo:paragraph-rsid="0008f4f9"/>
    </style:style>
    <style:style style:name="P3" style:family="paragraph" style:parent-style-name="Text_20_body">
      <style:text-properties officeooo:paragraph-rsid="0000a6ce"/>
    </style:style>
    <style:style style:name="P4" style:family="paragraph" style:parent-style-name="Text_20_body" style:list-style-name="L1">
      <style:text-properties officeooo:paragraph-rsid="0000a6ce"/>
    </style:style>
    <style:style style:name="P5" style:family="paragraph" style:parent-style-name="Text_20_body" style:list-style-name="L1">
      <style:text-properties officeooo:paragraph-rsid="0001a49b"/>
    </style:style>
    <style:style style:name="P6" style:family="paragraph" style:parent-style-name="Text_20_body" style:list-style-name="L1">
      <style:text-properties officeooo:paragraph-rsid="0003b6b4"/>
    </style:style>
    <style:style style:name="P7" style:family="paragraph" style:parent-style-name="Text_20_body" style:list-style-name="L1">
      <style:text-properties officeooo:paragraph-rsid="0005c28c"/>
    </style:style>
    <style:style style:name="P8" style:family="paragraph" style:parent-style-name="Text_20_body" style:list-style-name="L2">
      <style:text-properties officeooo:paragraph-rsid="0008f4f9"/>
    </style:style>
    <style:style style:name="P9" style:family="paragraph" style:parent-style-name="Heading_20_1">
      <style:text-properties officeooo:paragraph-rsid="0000a6ce"/>
    </style:style>
    <style:style style:name="T1" style:family="text">
      <style:text-properties officeooo:rsid="0000a6ce"/>
    </style:style>
    <style:style style:name="T2" style:family="text">
      <style:text-properties officeooo:rsid="0001a49b"/>
    </style:style>
    <style:style style:name="T3" style:family="text">
      <style:text-properties officeooo:rsid="0003b6b4"/>
    </style:style>
    <style:style style:name="T4" style:family="text">
      <style:text-properties fo:font-weight="bold" officeooo:rsid="0003b6b4" style:font-weight-asian="bold" style:font-weight-complex="bold"/>
    </style:style>
    <style:style style:name="T5" style:family="text">
      <style:text-properties fo:font-weight="normal" officeooo:rsid="0003b6b4" style:font-weight-asian="normal" style:font-weight-complex="normal"/>
    </style:style>
    <style:style style:name="T6" style:family="text">
      <style:text-properties fo:font-style="normal" fo:font-weight="normal" officeooo:rsid="0003b6b4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51af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officeooo:rsid="0003b6b4" style:font-style-asian="normal" style:font-weight-asian="bold" style:font-style-complex="normal" style:font-weight-complex="bold"/>
    </style:style>
    <style:style style:name="T9" style:family="text">
      <style:text-properties style:text-position="sub 58%" fo:font-style="normal" fo:font-weight="normal" officeooo:rsid="00051af1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fo:font-weight="normal" officeooo:rsid="00051af1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fo:font-weight="bold" officeooo:rsid="00051af1" style:font-style-asian="normal" style:font-weight-asian="bold" style:font-style-complex="normal" style:font-weight-complex="bold"/>
    </style:style>
    <style:style style:name="T12" style:family="text">
      <style:text-properties officeooo:rsid="0005c28c"/>
    </style:style>
    <style:style style:name="T13" style:family="text">
      <style:text-properties officeooo:rsid="0008f4f9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shadow="none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Environmental Control System</text:span></text:p>
      <text:h text:style-name="P9" text:outline-level="1"><text:span text:style-name="T1">Introduction</text:span></text:h>
      <text:p text:style-name="P3"><text:span text:style-name="T1"/></text:p>
      <text:h text:style-name="P9" text:outline-level="1"><text:span text:style-name="T1">Method</text:span></text:h>
      <text:h text:style-name="P1" text:outline-level="2"><text:span text:style-name="T1">Mass </text:span><text:span text:style-name="T13">Processing</text:span></text:h>
      <text:list xml:id="list1225198187947537280" text:style-name="L1">
        <text:list-item>
          <text:p text:style-name="P6"><text:span text:style-name="T3">We assume an atmosphere </text:span><text:span text:style-name="T4">A</text:span><text:span text:style-name="T5">, moving from state </text:span><text:span text:style-name="T4">A1</text:span><text:span text:style-name="T6"> to state </text:span><text:span text:style-name="T8">A2</text:span><text:span text:style-name="T6">. We also use an ideal model of atmosphere </text:span><text:span text:style-name="T8">A</text:span><text:span text:style-name="T6"> called </text:span><text:span text:style-name="T8">I</text:span><text:span text:style-name="T6">, which is at the target temperature and pressure. During each loop, the values of </text:span><text:span text:style-name="T8">A</text:span><text:span text:style-name="T6"> should move closer to </text:span><text:span text:style-name="T8">I</text:span><text:span text:style-name="T6">.</text:span></text:p>
        </text:list-item>
        <text:list-item>
          <text:p text:style-name="P6"><text:span text:style-name="T6">We define functions O(</text:span><text:span text:style-name="T7">P</text:span><text:span text:style-name="T6">) and I(</text:span><text:span text:style-name="T7">P</text:span><text:span text:style-name="T6">), which give volumetric transfer rates in m^3/s at a specified pressure. </text:span><text:span text:style-name="T7">O and P are mirrored across P</text:span><text:span text:style-name="T9">I</text:span><text:span text:style-name="T10">, the pressure of atmosphere </text:span><text:span text:style-name="T11">I</text:span><text:span text:style-name="T10">. As P increases, O(P) decreases while I(P) increases.</text:span></text:p>
        </text:list-item>
        <text:list-item>
          <text:p text:style-name="P4"><text:span text:style-name="T1"><draw:frame draw:style-name="fr1" draw:name="Object1" text:anchor-type="as-char" svg:y="-0.4602in" svg:width="1.7189in" svg:height="0.850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4"><text:span text:style-name="T1"><draw:frame draw:style-name="fr1" draw:name="Object2" text:anchor-type="as-char" svg:y="-0.2689in" svg:width="0.9807in" svg:height="0.442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4"><text:span text:style-name="T1"><draw:frame draw:style-name="fr1" draw:name="Object3" text:anchor-type="as-char" svg:y="-0.2689in" svg:width="1.3402in" svg:height="0.4425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4"><text:span text:style-name="T1"><draw:frame draw:style-name="fr1" draw:name="Object4" text:anchor-type="as-char" svg:y="-0.2689in" svg:width="1.4291in" svg:height="0.4425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5"><text:span text:style-name="T2">Ensure that dm_A does not exceed M_A (It should never so long as I(P_A) is lower than V_A and dt is less than 1.</text:span></text:p>
        </text:list-item>
        <text:list-item>
          <text:p text:style-name="P7"><text:span text:style-name="T2"><draw:frame draw:style-name="fr1" draw:name="Object5" text:anchor-type="as-char" svg:y="-0.1484in" svg:width="1.239in" svg:height="0.2091in" draw:z-index="5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  <text:list-item>
          <text:p text:style-name="P7"><text:span text:style-name="T2"><draw:frame draw:style-name="fr2" draw:name="Object6" text:anchor-type="as-char" svg:y="-0.4429in" svg:width="4.5437in" svg:height="0.8161in" draw:z-index="4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7"><text:span text:style-name="T12">Use gas in tanks to shift N, O, and C towards their ideal values.</text:span></text:p>
        </text:list-item>
        <text:list-item>
          <text:p text:style-name="P7"><text:span text:style-name="T12"><draw:frame draw:style-name="fr1" draw:name="Object7" text:anchor-type="as-char" svg:y="-0.1528in" svg:width="2.2154in" svg:height="0.2134in" draw:z-index="10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</text:list>
      <text:h text:style-name="P2" text:outline-level="2"><text:soft-page-break/><text:span text:style-name="T13">Heat Processing</text:span></text:h>
      <text:list xml:id="list136957902650628067" text:style-name="L2">
        <text:list-item>
          <text:p text:style-name="P8"><text:span text:style-name="T13">Same definitions as Mass Processing</text:span></text:p>
        </text:list-item>
        <text:list-item>
          <text:p text:style-name="P8"><text:span text:style-name="T13"><draw:frame draw:style-name="fr1" draw:name="Object8" text:anchor-type="as-char" svg:y="-0.1528in" svg:width="1.0016in" svg:height="0.2134in" draw:z-index="6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8"><text:span text:style-name="T13"><draw:frame draw:style-name="fr1" draw:name="Object9" text:anchor-type="as-char" svg:y="-0.2689in" svg:width="1.2563in" svg:height="0.4425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8"><text:span text:style-name="T13"><draw:frame draw:style-name="fr1" draw:name="Object10" text:anchor-type="as-char" svg:y="-0.2689in" svg:width="1.1429in" svg:height="0.4425in" draw:z-index="7"><draw:object xlink:href="./Object 10" xlink:type="simple" xlink:show="embed" xlink:actuate="onLoad"/><draw:image xlink:href="./ObjectReplacements/Object 10" xlink:type="simple" xlink:show="embed" xlink:actuate="onLoad"/></draw:frame></text:span></text:p>
        </text:list-item>
        <text:list-item>
          <text:p text:style-name="P8"><text:span text:style-name="T13"><draw:frame draw:style-name="fr1" draw:name="Object11" text:anchor-type="as-char" svg:y="-0.1528in" svg:width="1.6193in" svg:height="0.2134in" draw:z-index="9"><draw:object xlink:href="./Object 11" xlink:type="simple" xlink:show="embed" xlink:actuate="onLoad"/><draw:image xlink:href="./ObjectReplacements/Object 11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4:40:38</meta:creation-date>
    <dc:date>2013-07-10T18:51:50</dc:date>
    <meta:editing-duration>PT3H54M9S</meta:editing-duration>
    <meta:editing-cycles>10</meta:editing-cycles>
    <meta:generator>LibreOffice/4.0.2.2$MacOSX_x86 LibreOffice_project/4c82dcdd6efcd48b1d8bba66bfe1989deee49c3</meta:generator>
    <meta:document-statistic meta:table-count="0" meta:image-count="0" meta:object-count="11" meta:page-count="2" meta:paragraph-count="21" meta:word-count="148" meta:character-count="763" meta:non-whitespace-character-count="641"/>
  </office:meta>
</office:document-meta>
</file>

<file path=Object 1/content.xml><?xml version="1.0" encoding="utf-8"?>
<math xmlns="http://www.w3.org/1998/Math/MathML">
  <semantics>
    <mrow>
      <mrow>
        <mover accent="true">
          <msub>
            <mi>x</mi>
            <mi>i</mi>
          </msub>
          <mo stretchy="false">̄</mo>
        </mover>
        <mo stretchy="false">=</mo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sub>
                        <mi>x</mi>
                        <mi mathvariant="italic">Oi</mi>
                      </msub>
                    </mrow>
                  </mrow>
                </mtd>
              </mtr>
              <mtr>
                <mtd>
                  <mrow>
                    <msub>
                      <mi>x</mi>
                      <mi mathvariant="italic">Oi</mi>
                    </msub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o stretchy="false">⋮</mo>
                  </mrow>
                </mtd>
              </mtr>
            </mtable>
          </mrow>
        </mfenced>
      </mrow>
      <mi>,</mi>
      <mi/>
      <mrow>
        <msub>
          <mi>R</mi>
          <mi>i</mi>
        </msub>
        <mo stretchy="false">=</mo>
        <mi>R</mi>
      </mrow>
      <mrow>
        <mo stretchy="false">(</mo>
        <mrow>
          <msub>
            <mi>x</mi>
            <mi>i</mi>
          </msub>
        </mrow>
        <mo stretchy="false">)</mo>
      </mrow>
    </mrow>
    <annotation encoding="StarMath 5.0">bar x_i = left[stack{1-x_Oi#x_Oi#0#dotsvert}right], ~R_i = R(x_i)</annotation>
  </semantics>
</math>
</file>

<file path=Object 10/content.xml><?xml version="1.0" encoding="utf-8"?>
<math xmlns="http://www.w3.org/1998/Math/MathML">
  <semantics>
    <mrow>
      <mrow>
        <msub>
          <mi mathvariant="italic">dQ</mi>
          <mi>i</mi>
        </msub>
        <mo stretchy="false">=</mo>
        <msub>
          <mi>Q</mi>
          <mi>i</mi>
        </msub>
      </mrow>
      <mrow>
        <mo stretchy="false">∑</mo>
        <mrow>
          <mfrac>
            <mover accent="true">
              <msub>
                <mi mathvariant="italic">dm</mi>
                <mi>i</mi>
              </msub>
              <mo stretchy="false">̄</mo>
            </mover>
            <mover accent="true">
              <msub>
                <mi>M</mi>
                <mi>i</mi>
              </msub>
              <mo stretchy="false">̄</mo>
            </mover>
          </mfrac>
        </mrow>
      </mrow>
    </mrow>
    <annotation encoding="StarMath 5.0">dQ_i = Q_i sum{bar dm_i over bar M_i}</annotation>
  </semantics>
</math>
</file>

<file path=Object 11/content.xml><?xml version="1.0" encoding="utf-8"?>
<math xmlns="http://www.w3.org/1998/Math/MathML">
  <semantics>
    <mrow>
      <mrow>
        <msub>
          <mi>Q</mi>
          <mi mathvariant="italic">A2</mi>
        </msub>
        <mo stretchy="false">=</mo>
        <mrow>
          <mrow>
            <mo stretchy="false">(</mo>
            <mrow>
              <mrow>
                <msub>
                  <mi>Q</mi>
                  <mi mathvariant="italic">A1</mi>
                </msub>
                <mo stretchy="false">−</mo>
                <msub>
                  <mi mathvariant="italic">dQ</mi>
                  <mi>A</mi>
                </msub>
              </mrow>
            </mrow>
            <mo stretchy="false">)</mo>
          </mrow>
          <mo stretchy="false">+</mo>
          <msub>
            <mi mathvariant="italic">dQ</mi>
            <mi>i</mi>
          </msub>
        </mrow>
      </mrow>
    </mrow>
    <annotation encoding="StarMath 5.0">Q_A2 = (Q_A1-dQ_A)+dQ_i</annotation>
  </semantics>
</math>
</file>

<file path=Object 2/content.xml><?xml version="1.0" encoding="utf-8"?>
<math xmlns="http://www.w3.org/1998/Math/MathML">
  <semantics>
    <mrow>
      <mrow>
        <mover accent="true">
          <msub>
            <mi>M</mi>
            <mi>i</mi>
          </msub>
          <mo stretchy="false">̄</mo>
        </mover>
        <mo stretchy="false">=</mo>
        <mfrac>
          <mrow>
            <mover accent="true">
              <msub>
                <mi>x</mi>
                <mi>i</mi>
              </msub>
              <mo stretchy="false">̄</mo>
            </mover>
            <msub>
              <mi>P</mi>
              <mi>i</mi>
            </msub>
            <msub>
              <mi>V</mi>
              <mi>A</mi>
            </msub>
          </mrow>
          <mrow>
            <msub>
              <mi>T</mi>
              <mi>i</mi>
            </msub>
            <msub>
              <mi>R</mi>
              <mi>i</mi>
            </msub>
          </mrow>
        </mfrac>
      </mrow>
    </mrow>
    <annotation encoding="StarMath 5.0">bar M_i = {bar x_i P_i V_A} over {T_i R_i}</annotation>
  </semantics>
</math>
</file>

<file path=Object 3/content.xml><?xml version="1.0" encoding="utf-8"?>
<math xmlns="http://www.w3.org/1998/Math/MathML">
  <semantics>
    <mrow>
      <mrow>
        <mover accent="true">
          <msub>
            <mi mathvariant="italic">dm</mi>
            <mi>i</mi>
          </msub>
          <mo stretchy="false">̄</mo>
        </mover>
        <mo stretchy="false">=</mo>
        <mfrac>
          <mover accent="true">
            <msub>
              <mi>M</mi>
              <mi>i</mi>
            </msub>
            <mo stretchy="false">̄</mo>
          </mover>
          <msub>
            <mi>V</mi>
            <mi>A</mi>
          </msub>
        </mfrac>
      </mrow>
      <mi>O</mi>
      <mrow>
        <mo stretchy="false">(</mo>
        <mrow>
          <msub>
            <mi>P</mi>
            <mi>A</mi>
          </msub>
        </mrow>
        <mo stretchy="false">)</mo>
      </mrow>
      <mi mathvariant="italic">dt</mi>
    </mrow>
    <annotation encoding="StarMath 5.0">bar dm_i = bar M_i over V_A O(P_A)dt</annotation>
  </semantics>
</math>
</file>

<file path=Object 4/content.xml><?xml version="1.0" encoding="utf-8"?>
<math xmlns="http://www.w3.org/1998/Math/MathML">
  <semantics>
    <mrow>
      <mrow>
        <mover accent="true">
          <msub>
            <mi mathvariant="italic">dm</mi>
            <mi>A</mi>
          </msub>
          <mo stretchy="false">̄</mo>
        </mover>
        <mo stretchy="false">=</mo>
        <mfrac>
          <mover accent="true">
            <msub>
              <mi>M</mi>
              <mi mathvariant="italic">A1</mi>
            </msub>
            <mo stretchy="false">̄</mo>
          </mover>
          <msub>
            <mi>V</mi>
            <mi>A</mi>
          </msub>
        </mfrac>
      </mrow>
      <mi>I</mi>
      <mrow>
        <mo stretchy="false">(</mo>
        <mrow>
          <msub>
            <mi>P</mi>
            <mi>A</mi>
          </msub>
        </mrow>
        <mo stretchy="false">)</mo>
      </mrow>
      <mi mathvariant="italic">dt</mi>
    </mrow>
    <annotation encoding="StarMath 5.0">bar dm_A = bar M_A1 over V_A I(P_A)dt</annotation>
  </semantics>
</math>
</file>

<file path=Object 5/content.xml><?xml version="1.0" encoding="utf-8"?>
<math xmlns="http://www.w3.org/1998/Math/MathML">
  <semantics>
    <mrow>
      <mrow>
        <mover accent="true">
          <msub>
            <mi>M</mi>
            <mi mathvariant="italic">A2</mi>
          </msub>
          <mo stretchy="false">̄</mo>
        </mover>
        <mo stretchy="false">=</mo>
        <mrow>
          <mover accent="true">
            <msub>
              <mi>M</mi>
              <mi mathvariant="italic">A1</mi>
            </msub>
            <mo stretchy="false">̄</mo>
          </mover>
          <mo stretchy="false">−</mo>
          <mover accent="true">
            <msub>
              <mi mathvariant="italic">dm</mi>
              <mi>A</mi>
            </msub>
            <mo stretchy="false">̄</mo>
          </mover>
        </mrow>
      </mrow>
    </mrow>
    <annotation encoding="StarMath 5.0">bar M_A2 = bar M_A1-bar dm_A </annotation>
  </semantics>
</math>
</file>

<file path=Object 6/content.xml><?xml version="1.0" encoding="utf-8"?>
<math xmlns="http://www.w3.org/1998/Math/MathML">
  <semantics>
    <mrow>
      <mrow>
        <mover accent="true">
          <mi>N</mi>
          <mo stretchy="false">̄</mo>
        </mover>
        <mo stretchy="false">=</mo>
        <mfenced open="[" close="]">
          <mrow>
            <mtable>
              <mtr>
                <mtd>
                  <mrow>
                    <mover accent="true">
                      <msub>
                        <mi mathvariant="italic">dm</mi>
                        <mtext>A-N2</mtext>
                      </msub>
                      <mo stretchy="false">̄</mo>
                    </mover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o stretchy="false">⋮</mo>
                  </mrow>
                </mtd>
              </mtr>
            </mtable>
          </mrow>
        </mfenced>
      </mrow>
      <mi>,</mi>
      <mi/>
      <mrow>
        <mover accent="true">
          <mi>O</mi>
          <mo stretchy="false">̄</mo>
        </mover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over accent="true">
                      <msub>
                        <mi mathvariant="italic">dm</mi>
                        <mtext>A-O2</mtext>
                      </msub>
                      <mo stretchy="false">̄</mo>
                    </mover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o stretchy="false">⋮</mo>
                  </mrow>
                </mtd>
              </mtr>
            </mtable>
          </mrow>
        </mfenced>
      </mrow>
      <mi>,</mi>
      <mi/>
      <mrow>
        <mover accent="true">
          <mi>C</mi>
          <mo stretchy="false">̄</mo>
        </mover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over accent="true">
                      <msub>
                        <mi mathvariant="italic">dm</mi>
                        <mtext>A-CO2</mtext>
                      </msub>
                      <mo stretchy="false">̄</mo>
                    </mover>
                  </mrow>
                </mtd>
              </mtr>
              <mtr>
                <mtd>
                  <mrow>
                    <mo stretchy="false">⋮</mo>
                  </mrow>
                </mtd>
              </mtr>
            </mtable>
          </mrow>
        </mfenced>
      </mrow>
      <mi>,</mi>
      <mi/>
      <mrow>
        <mover accent="true">
          <mi>T</mi>
          <mo stretchy="false">̄</mo>
        </mover>
        <mo stretchy="false">=</mo>
        <mrow>
          <mover accent="true">
            <msub>
              <mi mathvariant="italic">dm</mi>
              <mi>A</mi>
            </msub>
            <mo stretchy="false">̄</mo>
          </mover>
          <mo stretchy="false">−</mo>
          <mrow>
            <mo stretchy="false">(</mo>
            <mrow>
              <mrow>
                <mrow>
                  <mi>N</mi>
                  <mo stretchy="false">+</mo>
                  <mi>O</mi>
                </mrow>
                <mo stretchy="false">+</mo>
                <mi>C</mi>
              </mrow>
            </mrow>
            <mo stretchy="false">)</mo>
          </mrow>
        </mrow>
      </mrow>
    </mrow>
    <annotation encoding="StarMath 5.0">bar N = left[stack{bar dm_"A-N2"#0#0#dotsvert}right],
~bar O = left[stack{0#bar dm_"A-O2"#0#dotsvert}right],
~bar C = left[stack{0#0#bar dm_"A-CO2"#dotsvert}right],
~bar T = bar dm_A-(N+O+C)</annotation>
  </semantics>
</math>
</file>

<file path=Object 7/content.xml><?xml version="1.0" encoding="utf-8"?>
<math xmlns="http://www.w3.org/1998/Math/MathML">
  <semantics>
    <mrow>
      <mrow>
        <mover accent="true">
          <msub>
            <mi>M</mi>
            <mi mathvariant="italic">A2</mi>
          </msub>
          <mo stretchy="false">̄</mo>
        </mover>
        <mo stretchy="false">=</mo>
        <mrow>
          <mrow>
            <mo stretchy="false">(</mo>
            <mrow>
              <mrow>
                <mover accent="true">
                  <msub>
                    <mi>M</mi>
                    <mi mathvariant="italic">A1</mi>
                  </msub>
                  <mo stretchy="false">̄</mo>
                </mover>
                <mo stretchy="false">−</mo>
                <mover accent="true">
                  <msub>
                    <mi mathvariant="italic">dm</mi>
                    <mi>A</mi>
                  </msub>
                  <mo stretchy="false">̄</mo>
                </mover>
              </mrow>
            </mrow>
            <mo stretchy="false">)</mo>
          </mrow>
          <mo stretchy="false">+</mo>
          <mrow>
            <mo stretchy="false">(</mo>
            <mrow>
              <mrow>
                <mrow>
                  <mover accent="true">
                    <mi>N</mi>
                    <mo stretchy="false">̄</mo>
                  </mover>
                  <mo stretchy="false">+</mo>
                  <mover accent="true">
                    <mi>O</mi>
                    <mo stretchy="false">̄</mo>
                  </mover>
                </mrow>
                <mo stretchy="false">+</mo>
                <mover accent="true">
                  <mi>C</mi>
                  <mo stretchy="false">̄</mo>
                </mover>
              </mrow>
            </mrow>
            <mo stretchy="false">)</mo>
          </mrow>
        </mrow>
      </mrow>
    </mrow>
    <annotation encoding="StarMath 5.0">bar M_A2 = (bar M_A1 - bar dm_A)+(bar N+bar O+bar C)</annotation>
  </semantics>
</math>
</file>

<file path=Object 8/content.xml><?xml version="1.0" encoding="utf-8"?>
<math xmlns="http://www.w3.org/1998/Math/MathML">
  <semantics>
    <mrow>
      <mrow>
        <msub>
          <mi>Q</mi>
          <mi>i</mi>
        </msub>
        <mo stretchy="false">=</mo>
        <msub>
          <mi>T</mi>
          <mi>i</mi>
        </msub>
      </mrow>
      <msub>
        <mi>C</mi>
        <mi>p</mi>
      </msub>
      <mrow>
        <mo stretchy="false">(</mo>
        <mrow>
          <mover accent="true">
            <msub>
              <mi>x</mi>
              <mi>i</mi>
            </msub>
            <mo stretchy="false">̄</mo>
          </mover>
        </mrow>
        <mo stretchy="false">)</mo>
      </mrow>
    </mrow>
    <annotation encoding="StarMath 5.0">Q_i = T_i C_p(bar x_i)</annotation>
  </semantics>
</math>
</file>

<file path=Object 9/content.xml><?xml version="1.0" encoding="utf-8"?>
<math xmlns="http://www.w3.org/1998/Math/MathML">
  <semantics>
    <mrow>
      <mrow>
        <msub>
          <mi mathvariant="italic">dQ</mi>
          <mi>A</mi>
        </msub>
        <mo stretchy="false">=</mo>
        <msub>
          <mi>Q</mi>
          <mi>A</mi>
        </msub>
      </mrow>
      <mrow>
        <mo stretchy="false">∑</mo>
        <mrow>
          <mfrac>
            <mover accent="true">
              <msub>
                <mi mathvariant="italic">dm</mi>
                <mi>A</mi>
              </msub>
              <mo stretchy="false">̄</mo>
            </mover>
            <mover accent="true">
              <msub>
                <mi>M</mi>
                <mi>A</mi>
              </msub>
              <mo stretchy="false">̄</mo>
            </mover>
          </mfrac>
        </mrow>
      </mrow>
    </mrow>
    <annotation encoding="StarMath 5.0">dQ_A = Q_A sum {bar dm_A over bar M_A}</annotation>
  </semantics>
</math>
</file>